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Mangal1" svg:font-family="Mangal"/>
    <style:font-face style:name="바탕1" svg:font-family="바탕"/>
    <style:font-face style:name="Courier New" svg:font-family="'Courier New'" style:font-pitch="variable"/>
    <style:font-face style:name="굴림" svg:font-family="굴림" style:font-pitch="variable"/>
    <style:font-face style:name="나눔고딕" svg:font-family="나눔고딕" style:font-pitch="variable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2" svg:font-family="바탕" style:font-family-generic="system" style:font-pitch="variable"/>
  </office:font-face-decls>
  <office:automatic-styles>
    <style:style style:name="표1" style:family="table" style:master-page-name="Standard">
      <style:table-properties style:width="18.15cm" fo:margin-left="-0.039cm" style:page-number="auto" table:align="left" style:writing-mode="lr-tb"/>
    </style:style>
    <style:style style:name="표1.A" style:family="table-column">
      <style:table-column-properties style:column-width="2.566cm"/>
    </style:style>
    <style:style style:name="표1.B" style:family="table-column">
      <style:table-column-properties style:column-width="5.398cm"/>
    </style:style>
    <style:style style:name="표1.C" style:family="table-column">
      <style:table-column-properties style:column-width="2.223cm"/>
    </style:style>
    <style:style style:name="표1.D" style:family="table-column">
      <style:table-column-properties style:column-width="1.386cm"/>
    </style:style>
    <style:style style:name="표1.E" style:family="table-column">
      <style:table-column-properties style:column-width="1.154cm"/>
    </style:style>
    <style:style style:name="표1.F" style:family="table-column">
      <style:table-column-properties style:column-width="0.483cm"/>
    </style:style>
    <style:style style:name="표1.G" style:family="table-column">
      <style:table-column-properties style:column-width="1.104cm"/>
    </style:style>
    <style:style style:name="표1.H" style:family="table-column">
      <style:table-column-properties style:column-width="0.534cm"/>
    </style:style>
    <style:style style:name="표1.I" style:family="table-column">
      <style:table-column-properties style:column-width="1.637cm"/>
    </style:style>
    <style:style style:name="표1.J" style:family="table-column">
      <style:table-column-properties style:column-width="1.665cm"/>
    </style:style>
    <style:style style:name="표1.1" style:family="table-row">
      <style:table-row-properties style:min-row-height="0.688cm" fo:keep-together="auto"/>
    </style:style>
    <style:style style:name="표1.A1" style:family="table-cell">
      <style:table-cell-properties style:vertical-align="middle" fo:padding="0.026cm" fo:border-left="0.75pt solid #000000" fo:border-right="none" fo:border-top="0.75pt solid #000000" fo:border-bottom="0.5pt solid #000000" style:writing-mode="lr-tb"/>
    </style:style>
    <style:style style:name="표1.C1" style:family="table-cell">
      <style:table-cell-properties style:vertical-align="middle" fo:padding="0.026cm" fo:border-left="0.5pt solid #000000" fo:border-right="none" fo:border-top="0.75pt solid #000000" fo:border-bottom="0.5pt solid #000000" style:writing-mode="lr-tb"/>
    </style:style>
    <style:style style:name="표1.H1" style:family="table-cell">
      <style:table-cell-properties style:vertical-align="middle" fo:padding="0.026cm" fo:border-left="0.5pt solid #000000" fo:border-right="0.75pt solid #000000" fo:border-top="0.75pt solid #000000" fo:border-bottom="0.5pt solid #000000" style:writing-mode="lr-tb"/>
    </style:style>
    <style:style style:name="표1.2" style:family="table-row">
      <style:table-row-properties style:min-row-height="3.764cm" fo:keep-together="auto"/>
    </style:style>
    <style:style style:name="표1.A2" style:family="table-cell">
      <style:table-cell-properties style:vertical-align="middle" fo:padding="0.026cm" fo:border-left="0.75pt solid #000000" fo:border-right="none" fo:border-top="0.75pt solid #000000" fo:border-bottom="0.75pt solid #000000" style:writing-mode="lr-tb"/>
    </style:style>
    <style:style style:name="표1.B2" style:family="table-cell">
      <style:table-cell-properties style:vertical-align="top" fo:padding="0.026cm" fo:border="0.75pt solid #000000" style:writing-mode="lr-tb"/>
    </style:style>
    <style:style style:name="표1.3" style:family="table-row">
      <style:table-row-properties style:min-row-height="12.95cm" fo:keep-together="auto"/>
    </style:style>
    <style:style style:name="표1.4" style:family="table-row">
      <style:table-row-properties style:min-row-height="0.926cm" fo:keep-together="auto"/>
    </style:style>
    <style:style style:name="표1.5" style:family="table-row">
      <style:table-row-properties style:min-row-height="1.194cm" fo:keep-together="auto"/>
    </style:style>
    <style:style style:name="표1.A5" style:family="table-cell">
      <style:table-cell-properties style:vertical-align="middle" fo:padding="0.026cm" fo:border-left="0.75pt solid #000000" fo:border-right="none" fo:border-top="0.5pt solid #000000" fo:border-bottom="0.5pt solid #000000" style:writing-mode="lr-tb"/>
    </style:style>
    <style:style style:name="표1.E5" style:family="table-cell">
      <style:table-cell-properties style:vertical-align="middle" fo:padding="0.026cm" fo:border-left="0.5pt solid #000000" fo:border-right="none" fo:border-top="0.5pt solid #000000" fo:border-bottom="0.5pt solid #000000" style:writing-mode="lr-tb"/>
    </style:style>
    <style:style style:name="표1.J5" style:family="table-cell">
      <style:table-cell-properties style:vertical-align="middle" fo:padding="0.026cm" fo:border-left="0.5pt solid #000000" fo:border-right="0.75pt solid #000000" fo:border-top="0.5pt solid #000000" fo:border-bottom="0.5pt solid #000000" style:writing-mode="lr-tb"/>
    </style:style>
    <style:style style:name="표1.6" style:family="table-row">
      <style:table-row-properties style:min-row-height="4.217cm" fo:keep-together="auto"/>
    </style:style>
    <style:style style:name="표1.A6" style:family="table-cell">
      <style:table-cell-properties style:vertical-align="middle" fo:padding="0.026cm" fo:border-left="0.75pt solid #000000" fo:border-right="none" fo:border-top="0.5pt solid #000000" fo:border-bottom="0.75pt solid #000000" style:writing-mode="lr-tb"/>
    </style:style>
    <style:style style:name="표1.B6" style:family="table-cell">
      <style:table-cell-properties style:vertical-align="top" fo:padding="0.026cm" fo:border-left="0.75pt solid #000000" fo:border-right="0.75pt solid #000000" fo:border-top="0.5pt solid #000000" fo:border-bottom="0.75pt solid #000000" style:writing-mode="lr-tb"/>
    </style:style>
    <style:style style:name="P1" style:family="paragraph" style:parent-style-name="Standard">
      <style:paragraph-properties fo:orphans="2" fo:widows="2" style:text-autospace="ideograph-alpha"/>
    </style:style>
    <style:style style:name="P2" style:family="paragraph" style:parent-style-name="Standard">
      <style:paragraph-properties fo:text-align="center" style:justify-single-word="false" fo:orphans="2" fo:widows="2" style:text-autospace="ideograph-alpha"/>
    </style:style>
    <style:style style:name="P3" style:family="paragraph" style:parent-style-name="Standard">
      <style:text-properties style:font-name="나눔고딕" style:font-name-asian="나눔고딕" style:font-name-complex="나눔고딕"/>
    </style:style>
    <style:style style:name="P4" style:family="paragraph" style:parent-style-name="Standard">
      <style:paragraph-properties fo:text-align="center" style:justify-single-word="false"/>
      <style:text-properties fo:color="#000000" style:font-name="나눔고딕" fo:font-weight="bold" style:letter-kerning="true" style:font-name-asian="나눔고딕" style:font-weight-asian="bold" style:font-size-complex="10pt"/>
    </style:style>
    <style:style style:name="P5" style:family="paragraph" style:parent-style-name="Standard">
      <style:paragraph-properties fo:text-align="center" style:justify-single-word="false" fo:orphans="2" fo:widows="2" style:text-autospace="ideograph-alpha"/>
      <style:text-properties fo:color="#000000" style:font-name="나눔고딕" fo:font-weight="bold" style:letter-kerning="true" style:font-name-asian="나눔고딕" style:font-weight-asian="bold" style:font-size-complex="10pt"/>
    </style:style>
    <style:style style:name="P6" style:family="paragraph" style:parent-style-name="Standard">
      <style:paragraph-properties fo:text-align="center" style:justify-single-word="false" fo:orphans="2" fo:widows="2" style:text-autospace="ideograph-alpha"/>
      <style:text-properties fo:color="#000000" style:font-name="나눔고딕" fo:font-weight="bold" style:letter-kerning="true" style:font-name-asian="나눔고딕" style:font-weight-asian="bold" style:font-name-complex="굴림" style:font-size-complex="10pt"/>
    </style:style>
    <style:style style:name="P7" style:family="paragraph" style:parent-style-name="Standard">
      <style:paragraph-properties fo:text-align="center" style:justify-single-word="false" fo:orphans="2" fo:widows="2" style:text-autospace="ideograph-alpha"/>
      <style:text-properties fo:color="#000000" style:font-name="나눔고딕" fo:font-weight="bold" officeooo:rsid="0011cfb7" officeooo:paragraph-rsid="0011cfb7" style:letter-kerning="true" style:font-name-asian="나눔고딕" style:language-asian="ko" style:country-asian="KR" style:font-weight-asian="bold" style:font-name-complex="굴림" style:font-size-complex="10pt"/>
    </style:style>
    <style:style style:name="P8" style:family="paragraph" style:parent-style-name="Standard">
      <style:paragraph-properties fo:text-align="center" style:justify-single-word="false"/>
      <style:text-properties fo:color="#000000" style:font-name="나눔고딕" style:letter-kerning="true" style:font-name-asian="나눔고딕" style:font-name-complex="굴림" style:font-size-complex="10pt"/>
    </style:style>
    <style:style style:name="P9" style:family="paragraph" style:parent-style-name="Standard">
      <style:paragraph-properties fo:text-align="center" style:justify-single-word="false" fo:orphans="2" fo:widows="2" style:text-autospace="ideograph-alpha" style:snap-to-layout-grid="false"/>
      <style:text-properties fo:color="#000000" style:font-name="나눔고딕" style:letter-kerning="true" style:font-name-asian="나눔고딕" style:font-name-complex="굴림" style:font-size-complex="10pt"/>
    </style:style>
    <style:style style:name="P10" style:family="paragraph" style:parent-style-name="Standard">
      <style:paragraph-properties fo:orphans="2" fo:widows="2" style:text-autospace="ideograph-alpha"/>
      <style:text-properties fo:color="#000000" style:font-name="나눔고딕" style:letter-kerning="true" style:font-name-asian="나눔고딕" style:font-name-complex="굴림" style:font-size-complex="10pt"/>
    </style:style>
    <style:style style:name="P11" style:family="paragraph" style:parent-style-name="Standard">
      <style:paragraph-properties fo:orphans="2" fo:widows="2" style:text-autospace="ideograph-alpha" style:snap-to-layout-grid="false"/>
      <style:text-properties fo:color="#000000" style:font-name="나눔고딕" style:letter-kerning="true" style:font-name-asian="나눔고딕" style:font-name-complex="굴림" style:font-size-complex="10pt"/>
    </style:style>
    <style:style style:name="P12" style:family="paragraph" style:parent-style-name="Standard">
      <style:paragraph-properties fo:orphans="2" fo:widows="2" style:text-autospace="ideograph-alpha"/>
      <style:text-properties fo:color="#000000" style:font-name="나눔고딕" style:letter-kerning="true" style:font-name-asian="나눔고딕" style:font-size-complex="10pt"/>
    </style:style>
    <style:style style:name="P13" style:family="paragraph" style:parent-style-name="Standard">
      <style:paragraph-properties fo:orphans="2" fo:widows="2" style:text-autospace="ideograph-alpha"/>
      <style:text-properties fo:color="#000000" style:font-name="나눔고딕" officeooo:paragraph-rsid="00139641" style:letter-kerning="true" style:font-name-asian="나눔고딕" style:font-size-complex="10pt"/>
    </style:style>
    <style:style style:name="P14" style:family="paragraph" style:parent-style-name="Standard">
      <style:paragraph-properties fo:text-align="center" style:justify-single-word="false"/>
      <style:text-properties fo:color="#000000" style:font-name="나눔고딕" style:letter-kerning="true" style:font-name-asian="나눔고딕" style:font-size-complex="10pt"/>
    </style:style>
    <style:style style:name="P15" style:family="paragraph" style:parent-style-name="Standard">
      <style:paragraph-properties fo:text-align="center" style:justify-single-word="false" fo:orphans="2" fo:widows="2" style:text-autospace="ideograph-alpha"/>
      <style:text-properties fo:color="#000000" style:font-name="나눔고딕" style:letter-kerning="true" style:font-name-asian="나눔고딕" style:font-size-complex="10pt"/>
    </style:style>
    <style:style style:name="P16" style:family="paragraph" style:parent-style-name="Standard">
      <style:paragraph-properties fo:margin-left="0.238cm" fo:margin-right="0cm" fo:text-align="center" style:justify-single-word="false" fo:orphans="2" fo:widows="2" fo:text-indent="0cm" style:auto-text-indent="false" style:text-autospace="ideograph-alpha"/>
    </style:style>
    <style:style style:name="P17" style:family="paragraph" style:parent-style-name="Standard">
      <style:paragraph-properties fo:margin-left="0.238cm" fo:margin-right="0cm" fo:text-align="center" style:justify-single-word="false" fo:orphans="2" fo:widows="2" fo:text-indent="0cm" style:auto-text-indent="false" style:text-autospace="ideograph-alpha"/>
      <style:text-properties fo:color="#000000" style:font-name="나눔고딕" fo:font-weight="bold" style:letter-kerning="true" style:font-name-asian="나눔고딕" style:font-weight-asian="bold" style:font-name-complex="굴림" style:font-size-complex="10pt"/>
    </style:style>
    <style:style style:name="P18" style:family="paragraph" style:parent-style-name="Standard">
      <style:paragraph-properties fo:margin-left="0.591cm" fo:margin-right="0cm" fo:orphans="2" fo:widows="2" fo:text-indent="0cm" style:auto-text-indent="false" style:text-autospace="ideograph-alpha" style:snap-to-layout-grid="false"/>
      <style:text-properties fo:color="#000000" style:font-name="나눔고딕" style:letter-kerning="true" style:font-name-asian="나눔고딕" style:font-name-complex="굴림" style:font-size-complex="10pt"/>
    </style:style>
    <style:style style:name="P19" style:family="paragraph" style:parent-style-name="Standard" style:list-style-name="WW8Num9">
      <style:paragraph-properties fo:orphans="2" fo:widows="2" style:text-autospace="ideograph-alpha"/>
      <style:text-properties fo:color="#000000" style:font-name="나눔고딕" style:letter-kerning="true" style:font-name-asian="나눔고딕" style:language-asian="ko" style:country-asian="KR" style:font-size-complex="10pt"/>
    </style:style>
    <style:style style:name="P20" style:family="paragraph" style:parent-style-name="Standard" style:list-style-name="WW8Num7">
      <style:paragraph-properties fo:orphans="2" fo:widows="2" style:text-autospace="ideograph-alpha"/>
      <style:text-properties fo:color="#000000" style:font-name="나눔고딕" officeooo:paragraph-rsid="0014377c" style:letter-kerning="true" style:font-name-asian="나눔고딕" style:language-asian="ko" style:country-asian="KR" style:font-size-complex="10pt"/>
    </style:style>
    <style:style style:name="P21" style:family="paragraph" style:parent-style-name="Standard" style:list-style-name="WW8Num7">
      <style:paragraph-properties fo:orphans="2" fo:widows="2" style:text-autospace="ideograph-alpha"/>
      <style:text-properties fo:color="#000000" style:font-name="나눔고딕" officeooo:paragraph-rsid="00186940" style:letter-kerning="true" style:font-name-asian="나눔고딕" style:language-asian="ko" style:country-asian="KR" style:font-size-complex="10pt"/>
    </style:style>
    <style:style style:name="P22" style:family="paragraph" style:parent-style-name="Standard" style:list-style-name="WW8Num7">
      <style:paragraph-properties fo:orphans="2" fo:widows="2" style:text-autospace="ideograph-alpha"/>
      <style:text-properties fo:color="#000000" style:font-name="나눔고딕" officeooo:paragraph-rsid="00139641" style:letter-kerning="true" style:font-name-asian="나눔고딕" style:language-asian="ko" style:country-asian="KR" style:font-size-complex="10pt"/>
    </style:style>
    <style:style style:name="P23" style:family="paragraph" style:parent-style-name="Standard" style:list-style-name="WW8Num9">
      <style:paragraph-properties fo:orphans="2" fo:widows="2" style:text-autospace="ideograph-alpha"/>
      <style:text-properties fo:color="#000000" style:font-name="나눔고딕" officeooo:rsid="0011cfb7" officeooo:paragraph-rsid="0011cfb7" style:letter-kerning="true" style:font-name-asian="나눔고딕" style:language-asian="ko" style:country-asian="KR" style:font-name-complex="굴림" style:font-size-complex="10pt"/>
    </style:style>
    <style:style style:name="P24" style:family="paragraph" style:parent-style-name="Standard">
      <style:paragraph-properties fo:orphans="2" fo:widows="2" style:text-autospace="ideograph-alpha"/>
      <style:text-properties fo:color="#000000" style:font-name="나눔고딕" officeooo:rsid="00139641" officeooo:paragraph-rsid="0016e054" style:letter-kerning="true" style:font-name-asian="나눔고딕" style:language-asian="ko" style:country-asian="KR" style:font-name-complex="굴림" style:font-size-complex="10pt"/>
    </style:style>
    <style:style style:name="P25" style:family="paragraph" style:parent-style-name="Standard">
      <style:paragraph-properties fo:orphans="2" fo:widows="2" style:text-autospace="ideograph-alpha"/>
      <style:text-properties fo:color="#000000" style:font-name="나눔고딕" officeooo:rsid="0014377c" officeooo:paragraph-rsid="001a29a6" style:letter-kerning="true" style:font-name-asian="나눔고딕" style:language-asian="ko" style:country-asian="KR" style:font-name-complex="굴림" style:font-size-complex="10pt"/>
    </style:style>
    <style:style style:name="P26" style:family="paragraph" style:parent-style-name="Standard" style:list-style-name="WW8Num7">
      <style:paragraph-properties fo:orphans="2" fo:widows="2" style:text-autospace="ideograph-alpha"/>
      <style:text-properties fo:color="#000000" style:font-name="나눔고딕" officeooo:rsid="0014377c" officeooo:paragraph-rsid="001a29a6" style:letter-kerning="true" style:font-name-asian="나눔고딕" style:language-asian="ko" style:country-asian="KR" style:font-name-complex="굴림" style:font-size-complex="10pt"/>
    </style:style>
    <style:style style:name="P27" style:family="paragraph" style:parent-style-name="Standard" style:list-style-name="WW8Num7">
      <style:paragraph-properties fo:orphans="2" fo:widows="2" style:text-autospace="ideograph-alpha"/>
      <style:text-properties fo:color="#000000" style:font-name="나눔고딕" officeooo:paragraph-rsid="00139641" style:letter-kerning="true" style:font-name-asian="나눔고딕" style:font-size-complex="10pt"/>
    </style:style>
    <style:style style:name="P28" style:family="paragraph" style:parent-style-name="Standard" style:list-style-name="WW8Num3">
      <style:paragraph-properties fo:orphans="2" fo:widows="2" style:text-autospace="ideograph-alpha"/>
      <style:text-properties fo:color="#000000" style:font-name="나눔고딕" style:letter-kerning="true" style:font-name-asian="나눔고딕" style:font-size-complex="10pt"/>
    </style:style>
    <style:style style:name="P29" style:family="paragraph" style:parent-style-name="Standard">
      <style:paragraph-properties fo:orphans="2" fo:widows="2" style:text-autospace="ideograph-alpha"/>
      <style:text-properties fo:color="#000000" style:font-name="나눔고딕" officeooo:paragraph-rsid="0014377c" style:letter-kerning="true" style:font-name-asian="나눔고딕" style:font-size-complex="10pt"/>
    </style:style>
    <style:style style:name="P30" style:family="paragraph" style:parent-style-name="Standard" style:list-style-name="WW8Num9">
      <style:paragraph-properties fo:orphans="2" fo:widows="2" style:text-autospace="ideograph-alpha"/>
      <style:text-properties style:language-asian="ko" style:country-asian="KR"/>
    </style:style>
    <style:style style:name="P31" style:family="paragraph" style:parent-style-name="Standard" style:list-style-name="WW8Num9">
      <style:paragraph-properties fo:orphans="2" fo:widows="2" style:text-autospace="ideograph-alpha"/>
      <style:text-properties officeooo:paragraph-rsid="0011cfb7" style:language-asian="ko" style:country-asian="KR"/>
    </style:style>
    <style:style style:name="P32" style:family="paragraph" style:parent-style-name="Standard" style:list-style-name="WW8Num9">
      <style:paragraph-properties fo:orphans="2" fo:widows="2" style:text-autospace="ideograph-alpha"/>
      <style:text-properties officeooo:paragraph-rsid="001a29a6" style:language-asian="ko" style:country-asian="KR"/>
    </style:style>
    <style:style style:name="P33" style:family="paragraph" style:parent-style-name="Standard" style:list-style-name="WW8Num7">
      <style:paragraph-properties fo:orphans="2" fo:widows="2" style:text-autospace="ideograph-alpha"/>
      <style:text-properties style:language-asian="ko" style:country-asian="KR"/>
    </style:style>
    <style:style style:name="P34" style:family="paragraph" style:parent-style-name="Standard" style:list-style-name="WW8Num7">
      <style:paragraph-properties fo:orphans="2" fo:widows="2" style:text-autospace="ideograph-alpha"/>
    </style:style>
    <style:style style:name="P35" style:family="paragraph" style:parent-style-name="Standard" style:list-style-name="WW8Num7">
      <style:paragraph-properties fo:orphans="2" fo:widows="2" style:text-autospace="ideograph-alpha"/>
      <style:text-properties officeooo:paragraph-rsid="00139641"/>
    </style:style>
    <style:style style:name="P36" style:family="paragraph" style:parent-style-name="Standard" style:list-style-name="WW8Num3">
      <style:paragraph-properties fo:orphans="2" fo:widows="2" style:text-autospace="ideograph-alpha"/>
    </style:style>
    <style:style style:name="P37" style:family="paragraph" style:parent-style-name="Standard" style:list-style-name="WW8Num3">
      <style:paragraph-properties fo:orphans="2" fo:widows="2" style:text-autospace="ideograph-alpha"/>
      <style:text-properties officeooo:paragraph-rsid="001a29a6"/>
    </style:style>
    <style:style style:name="T1" style:family="text">
      <style:text-properties style:font-name-complex="굴림"/>
    </style:style>
    <style:style style:name="T2" style:family="text">
      <style:text-properties officeooo:rsid="0011cfb7" style:font-name-complex="굴림"/>
    </style:style>
    <style:style style:name="T3" style:family="text">
      <style:text-properties officeooo:rsid="00139641" style:font-name-complex="굴림"/>
    </style:style>
    <style:style style:name="T4" style:family="text">
      <style:text-properties officeooo:rsid="0014377c" style:font-name-complex="굴림"/>
    </style:style>
    <style:style style:name="T5" style:family="text">
      <style:text-properties officeooo:rsid="001570b3" style:font-name-complex="굴림"/>
    </style:style>
    <style:style style:name="T6" style:family="text">
      <style:text-properties officeooo:rsid="00186940" style:font-name-complex="굴림"/>
    </style:style>
    <style:style style:name="T7" style:family="text">
      <style:text-properties officeooo:rsid="0018f523" style:font-name-complex="굴림"/>
    </style:style>
    <style:style style:name="T8" style:family="text">
      <style:text-properties officeooo:rsid="001a29a6" style:font-name-complex="굴림"/>
    </style:style>
    <style:style style:name="T9" style:family="text">
      <style:text-properties style:font-name-complex="나눔고딕"/>
    </style:style>
    <style:style style:name="T10" style:family="text">
      <style:text-properties officeooo:rsid="001a29a6" style:font-name-complex="나눔고딕"/>
    </style:style>
    <style:style style:name="T11" style:family="text">
      <style:text-properties fo:color="#000000" style:font-name="나눔고딕" fo:font-weight="bold" style:letter-kerning="true" style:font-name-asian="나눔고딕" style:font-weight-asian="bold" style:font-name-complex="굴림" style:font-size-complex="10pt"/>
    </style:style>
    <style:style style:name="T12" style:family="text">
      <style:text-properties fo:color="#000000" style:font-name="나눔고딕" fo:font-weight="bold" style:letter-kerning="true" style:font-name-asian="나눔고딕" style:font-weight-asian="bold" style:font-name-complex="나눔고딕" style:font-size-complex="10pt"/>
    </style:style>
    <style:style style:name="T13" style:family="text">
      <style:text-properties fo:color="#000000" style:font-name="나눔고딕" style:letter-kerning="true" style:font-name-asian="나눔고딕" style:font-name-complex="굴림" style:font-size-complex="10pt"/>
    </style:style>
    <style:style style:name="T14" style:family="text">
      <style:text-properties fo:color="#000000" style:font-name="나눔고딕" officeooo:rsid="0011cfb7" style:letter-kerning="true" style:font-name-asian="나눔고딕" style:font-name-complex="굴림" style:font-size-complex="10pt"/>
    </style:style>
    <style:style style:name="T15" style:family="text">
      <style:text-properties fo:color="#000000" style:font-name="나눔고딕" officeooo:rsid="00139641" style:letter-kerning="true" style:font-name-asian="나눔고딕" style:font-name-complex="굴림" style:font-size-complex="10pt"/>
    </style:style>
    <style:style style:name="T16" style:family="text">
      <style:text-properties fo:color="#000000" style:font-name="나눔고딕" officeooo:rsid="0014377c" style:letter-kerning="true" style:font-name-asian="나눔고딕" style:font-name-complex="굴림" style:font-size-complex="10pt"/>
    </style:style>
    <style:style style:name="T17" style:family="text">
      <style:text-properties fo:color="#000000" style:font-name="나눔고딕" officeooo:rsid="001570b3" style:letter-kerning="true" style:font-name-asian="나눔고딕" style:font-name-complex="굴림" style:font-size-complex="10pt"/>
    </style:style>
    <style:style style:name="T18" style:family="text">
      <style:text-properties fo:color="#000000" style:font-name="나눔고딕" officeooo:rsid="001a29a6" style:letter-kerning="true" style:font-name-asian="나눔고딕" style:font-name-complex="굴림" style:font-size-complex="10pt"/>
    </style:style>
    <style:style style:name="T19" style:family="text">
      <style:text-properties fo:color="#000000" style:font-name="나눔고딕" style:letter-kerning="true" style:font-name-asian="나눔고딕" style:font-name-complex="나눔고딕" style:font-size-complex="10pt"/>
    </style:style>
    <style:style style:name="T20" style:family="text">
      <style:text-properties fo:color="#000000" style:font-name="나눔고딕" officeooo:rsid="001570b3" style:letter-kerning="true" style:font-name-asian="나눔고딕" style:font-name-complex="나눔고딕" style:font-size-complex="10pt"/>
    </style:style>
    <style:style style:name="T21" style:family="text">
      <style:text-properties fo:color="#000000" style:font-name="나눔고딕" officeooo:rsid="0018f523" style:letter-kerning="true" style:font-name-asian="나눔고딕" style:font-name-complex="나눔고딕" style:font-size-complex="10pt"/>
    </style:style>
    <style:style style:name="T22" style:family="text">
      <style:text-properties fo:color="#000000" style:font-name="나눔고딕" style:letter-kerning="true" style:font-name-asian="나눔고딕" style:language-asian="ko" style:country-asian="KR" style:font-name-complex="나눔고딕" style:font-size-complex="10pt"/>
    </style:style>
    <style:style style:name="T23" style:family="text">
      <style:text-properties fo:color="#000000" style:font-name="나눔고딕" style:letter-kerning="true" style:font-name-asian="나눔고딕" style:language-asian="ko" style:country-asian="KR" style:font-name-complex="굴림" style:font-size-complex="10pt"/>
    </style:style>
    <style:style style:name="T24" style:family="text">
      <style:text-properties fo:color="#000000" style:font-name="나눔고딕" officeooo:rsid="00139641" style:letter-kerning="true" style:font-name-asian="나눔고딕" style:language-asian="ko" style:country-asian="KR" style:font-name-complex="굴림" style:font-size-complex="10pt"/>
    </style:style>
    <style:style style:name="T25" style:family="text">
      <style:text-properties fo:color="#000000" style:font-name="나눔고딕" officeooo:rsid="001570b3" style:letter-kerning="true" style:font-name-asian="나눔고딕" style:language-asian="ko" style:country-asian="KR" style:font-name-complex="굴림" style:font-size-complex="10pt"/>
    </style:style>
    <style:style style:name="T26" style:family="text">
      <style:text-properties fo:color="#000000" style:font-name="나눔고딕" officeooo:rsid="001a29a6" style:letter-kerning="true" style:font-name-asian="나눔고딕" style:language-asian="ko" style:country-asian="KR" style:font-name-complex="굴림" style:font-size-complex="10pt"/>
    </style:style>
    <style:style style:name="T27" style:family="text">
      <style:text-properties style:language-asian="ko" style:country-asian="KR" style:font-name-complex="굴림"/>
    </style:style>
    <style:style style:name="T28" style:family="text">
      <style:text-properties officeooo:rsid="00139641" style:language-asian="ko" style:country-asian="KR" style:font-name-complex="굴림"/>
    </style:style>
    <style:style style:name="T29" style:family="text">
      <style:text-properties officeooo:rsid="0014377c" style:language-asian="ko" style:country-asian="KR" style:font-name-complex="굴림"/>
    </style:style>
    <style:style style:name="T30" style:family="text">
      <style:text-properties officeooo:rsid="001570b3" style:language-asian="ko" style:country-asian="KR" style:font-name-complex="굴림"/>
    </style:style>
    <style:style style:name="T31" style:family="text">
      <style:text-properties officeooo:rsid="0018f523" style:language-asian="ko" style:country-asian="KR" style:font-name-complex="굴림"/>
    </style:style>
    <style:style style:name="T32" style:family="text">
      <style:text-properties officeooo:rsid="001a29a6" style:language-asian="ko" style:country-asian="KR" style:font-name-complex="굴림"/>
    </style:style>
    <style:style style:name="T33" style:family="text">
      <style:text-properties officeooo:rsid="0016e054"/>
    </style:style>
    <style:style style:name="T34" style:family="text">
      <style:text-properties officeooo:rsid="0018f523"/>
    </style:style>
    <style:style style:name="T35" style:family="text">
      <style:text-properties officeooo:rsid="001a29a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표1" table:style-name="표1">
        <table:table-column table:style-name="표1.A"/>
        <table:table-column table:style-name="표1.B"/>
        <table:table-column table:style-name="표1.C"/>
        <table:table-column table:style-name="표1.D"/>
        <table:table-column table:style-name="표1.E"/>
        <table:table-column table:style-name="표1.F"/>
        <table:table-column table:style-name="표1.G"/>
        <table:table-column table:style-name="표1.H"/>
        <table:table-column table:style-name="표1.I"/>
        <table:table-column table:style-name="표1.J"/>
        <table:table-row table:style-name="표1.1">
          <table:table-cell table:style-name="표1.A1" office:value-type="string">
            <text:p text:style-name="P5"><text:span text:style-name="T1">이</text:span><text:span text:style-name="T9"> </text:span><text:span text:style-name="T1">름</text:span></text:p>
          </table:table-cell>
          <table:table-cell table:style-name="표1.A1" office:value-type="string">
            <text:p text:style-name="P7">장 영창</text:p>
          </table:table-cell>
          <table:table-cell table:style-name="표1.C1" office:value-type="string">
            <text:p text:style-name="P4"><text:span text:style-name="T1">팀장</text:span><text:span text:style-name="T9"> </text:span><text:span text:style-name="T1">확인</text:span></text:p>
          </table:table-cell>
          <table:table-cell table:style-name="표1.A1" table:number-columns-spanned="2" office:value-type="string">
            <text:p text:style-name="P9"/>
          </table:table-cell>
          <table:covered-table-cell/>
          <table:table-cell table:style-name="표1.C1" table:number-columns-spanned="2" office:value-type="string">
            <text:p text:style-name="P6">기간</text:p>
          </table:table-cell>
          <table:covered-table-cell/>
          <table:table-cell table:style-name="표1.H1" table:number-columns-spanned="3" office:value-type="string">
            <text:p text:style-name="P2"><text:span text:style-name="T13">201</text:span><text:span text:style-name="T14">3</text:span><text:span text:style-name="T13">.0</text:span><text:span text:style-name="T14">3</text:span><text:span text:style-name="T13">.</text:span><text:span text:style-name="T14">04</text:span><text:span text:style-name="T13"> </text:span><text:span text:style-name="T19">–</text:span></text:p>
            <text:p text:style-name="P2"><text:span text:style-name="T13">201</text:span><text:span text:style-name="T14">3</text:span><text:span text:style-name="T13">.0</text:span><text:span text:style-name="T14">3</text:span><text:span text:style-name="T13">.</text:span><text:span text:style-name="T14">10</text:span></text:p>
          </table:table-cell>
          <table:covered-table-cell/>
          <table:covered-table-cell/>
        </table:table-row>
        <table:table-row table:style-name="표1.2">
          <table:table-cell table:style-name="표1.A2" office:value-type="string">
            <text:p text:style-name="P17">금주</text:p>
            <text:p text:style-name="P16"><text:span text:style-name="T11">예정</text:span><text:span text:style-name="T12"> </text:span><text:span text:style-name="T11">작업</text:span></text:p>
          </table:table-cell>
          <table:table-cell table:style-name="표1.B2" table:number-columns-spanned="9" office:value-type="string">
            <text:list xml:id="list42392514" text:style-name="WW8Num9">
              <text:list-item>
                <text:p text:style-name="P19"><text:span text:style-name="T1">필수 </text:span><text:span text:style-name="T2">Web Page UI 구축(Bootstrap Template 이용)(예상 시간 </text:span><text:span text:style-name="T8">3</text:span><text:span text:style-name="T2">시간)</text:span></text:p>
              </text:list-item>
              <text:list-item>
                <text:p text:style-name="P30"><text:span text:style-name="T13">마인드맵을 그릴 수 있는 페이지 작성하기.</text:span><text:span text:style-name="T14">(예상 시간 </text:span><text:span text:style-name="T15">1</text:span><text:span text:style-name="T14"> 시간)</text:span></text:p>
              </text:list-item>
              <text:list-item>
                <text:p text:style-name="P31"><text:span text:style-name="T14">Bootstrap 소스, </text:span><text:span text:style-name="T15">drichard mindmap 소스</text:span><text:span text:style-name="T14"> 두가지 합치기(예상시간 </text:span><text:span text:style-name="T16">2</text:span><text:span text:style-name="T14">시간)</text:span></text:p>
              </text:list-item>
              <text:list-item>
                <text:p text:style-name="P32"><text:span text:style-name="T18">Bootstrap 소스 이해하고 건드려 보기.(예상시간 5시간)</text:span></text:p>
              </text:list-item>
              <text:list-item>
                <text:p text:style-name="P23">하루 2시간 이상 팀원 회의(일주일에 하루 2시간 이상 씩 3번이상)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1.3">
          <table:table-cell table:style-name="표1.A2" office:value-type="string">
            <text:p text:style-name="P17">수행결과</text:p>
            <text:p text:style-name="P17">및</text:p>
            <text:p text:style-name="P17">문제점</text:p>
            <text:p text:style-name="P17">해결방법</text:p>
          </table:table-cell>
          <table:table-cell table:style-name="표1.B2" table:number-columns-spanned="9" office:value-type="string">
            <text:list xml:id="list42382589" text:style-name="WW8Num7">
              <text:list-item>
                <text:p text:style-name="P34"><text:span text:style-name="T23">필수 </text:span><text:span text:style-name="T24">Web Page UI 구축(Bootstrap Template 이용)(</text:span><text:span text:style-name="T13">수행</text:span><text:span text:style-name="T19"> </text:span><text:span text:style-name="T13">시간</text:span><text:span text:style-name="T19"> </text:span><text:span text:style-name="T21">3</text:span><text:span text:style-name="T13">시간)</text:span></text:p>
                <text:list>
                  <text:list-item>
                    <text:p text:style-name="P34"><text:span text:style-name="T15">BootStrap</text:span><text:span text:style-name="T24">의 example 소스를 이용하여 임시적인 Web Page UI를 구축하였다</text:span><text:span text:style-name="T13">.</text:span></text:p>
                  </text:list-item>
                  <text:list-item>
                    <text:p text:style-name="P33">다양한 <text:span text:style-name="T34">bootstrap 예제들을 이용해서 가장 적합하다고 생각되는 예제를 골라 부분적으로 소스를 수정해가면서 임시적인 Web Page UI를 생각해 보았다.</text:span></text:p>
                  </text:list-item>
                  <text:list-item>
                    <text:p text:style-name="P33"><text:span text:style-name="T34">웹페이지를 구축하는데에는 오랜 시간이 걸리지 않았지만 적합하다고 생각되는 </text:span><text:span text:style-name="T35">UI들을 생각하는데에 시간이 소요 되었다.</text:span></text:p>
                  </text:list-item>
                </text:list>
              </text:list-item>
            </text:list>
            <text:p text:style-name="P10"/>
            <text:list xml:id="list35204543" text:continue-numbering="true" text:style-name="WW8Num7">
              <text:list-item>
                <text:p text:style-name="P35"><text:span text:style-name="T23">마인드맵을 그릴 수 있는 페이지 작성하기.</text:span><text:span text:style-name="T13">(수행</text:span><text:span text:style-name="T19"> </text:span><text:span text:style-name="T13">시간</text:span><text:span text:style-name="T19"> </text:span><text:span text:style-name="T13">1시간)</text:span></text:p>
                <text:list>
                  <text:list-item>
                    <text:p text:style-name="P27"><text:span text:style-name="T3">drichard</text:span><text:span text:style-name="T28">의 mindmaps-master라는 오픈소스를 이용하여 마인드맵을 그릴 수 있는 페이지를 작성하였다. </text:span></text:p>
                  </text:list-item>
                  <text:list-item>
                    <text:p text:style-name="P22"><text:span text:style-name="T3">아직 소스를 다 이해하지는 못하였고, 임시적으로 만든 </text:span><text:span text:style-name="T7">Web Page UI에 연결시켜 마인드맵을 그릴 수 있는 페이지를 작성해 보았다.</text:span></text:p>
                  </text:list-item>
                  <text:list-item>
                    <text:p text:style-name="P22"><text:span text:style-name="T7">오픈소스 그대로 가져다 썼기 때문에 소스를 수정하지는 않았다.</text:span></text:p>
                  </text:list-item>
                </text:list>
              </text:list-item>
            </text:list>
            <text:p text:style-name="P24"><text:span text:style-name="T33"/></text:p>
            <text:p text:style-name="P13"><text:span text:style-name="T28"><text:s/>3. Bootstrap 소스, drichard mindmaps-master 소스 두가지 합치기(수행 시간 </text:span><text:span text:style-name="T31">5</text:span><text:span text:style-name="T28">시간)</text:span></text:p>
            <text:list xml:id="list35195482" text:continue-numbering="true" text:style-name="WW8Num7">
              <text:list-item>
                <text:list>
                  <text:list-item>
                    <text:p text:style-name="P20"><text:span text:style-name="T4">mindmaps-master소스에 bootstrap 소스를 추가하는 방식으로 두가지를 합쳤다.</text:span></text:p>
                  </text:list-item>
                  <text:list-item>
                    <text:p text:style-name="P20"><text:span text:style-name="T4">상대경로를 계산하는데 시간이 많이 소요 되었다. 노트에 그려가면서 상대경로를 찾아 </text:span><text:span text:style-name="T7">js파일들과 html파일들을 이리저리 옮겨 보다가 파일을 옮겨서 상대경로를 제대로 찾는 것은 실패하였다.</text:span></text:p>
                  </text:list-item>
                  <text:list-item>
                    <text:p text:style-name="P20"><text:span text:style-name="T7">그래서 drichard mindmaps-master 소스 안에 js파일들과 나머지 파일들의 경로를 변경하여 html파일이 다른 파일들을 사용할 수 있도록 경로를 변경 하는데 성공하였고 서버 컴퓨터를 통해 서버에 올리는 것 까지 완료된 상태.</text:span></text:p>
                  </text:list-item>
                  <text:list-item>
                    <text:p text:style-name="P20"><text:span text:style-name="T7">팀원들은 각각 개인적으로 서버에 들어와서 마인드맵을 그릴 수 있게 해 놓은 상태.</text:span></text:p>
                  </text:list-item>
                </text:list>
              </text:list-item>
            </text:list>
            <text:p text:style-name="P25"><text:span text:style-name="T35">4. Bootstrap 예제 소스들 건드려보고 이해하기(수행 시간 5시간)</text:span></text:p>
            <text:list xml:id="list35177897" text:continue-numbering="true" text:style-name="WW8Num7">
              <text:list-item>
                <text:list>
                  <text:list-item>
                    <text:p text:style-name="P26"><text:span text:style-name="T35">10가지의 예제들을 돌려보고 소스를 훑어보는 정도의 공부를 하였다.</text:span></text:p>
                  </text:list-item>
                  <text:list-item>
                    <text:p text:style-name="P26"><text:span text:style-name="T35">그 중에 임시적으로 만든 Web Page UI에 활용된 marketing-narrow 소스를 부분적으로 고쳐보고 어떤 것들을 변경하면 어떻게 되는지 살펴 보았다. </text:span></text:p>
                  </text:list-item>
                  <text:list-item>
                    <text:p text:style-name="P26"><text:span text:style-name="T35">그 외에 signin 소스와 carousel 소스를 좀 더 살펴보았다. 다음주에 더 많은 예제 소스들을 심도있게 분석할 계획.</text:span></text:p>
                  </text:list-item>
                </text:list>
              </text:list-item>
            </text:list>
            <text:p text:style-name="P29"><text:span text:style-name="T29"><text:s/></text:span><text:span text:style-name="T32">5</text:span><text:span text:style-name="T29">. 하루 2시간 이상 팀원 회의(일주일에 하루 2시간 이상 씩 3번이상)</text:span></text:p>
            <text:list xml:id="list35207818" text:continue-numbering="true" text:style-name="WW8Num7">
              <text:list-item>
                <text:list>
                  <text:list-item>
                    <text:p text:style-name="P21"><text:span text:style-name="T6">팀 주간보고서에 내용 명시.</text:span>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표1.4">
          <table:table-cell table:style-name="표1.A1" office:value-type="string">
            <text:p text:style-name="P15"><text:span text:style-name="T1">작성</text:span><text:span text:style-name="T9"> </text:span><text:span text:style-name="T1">소스</text:span></text:p>
          </table:table-cell>
          <table:table-cell table:style-name="표1.A1" table:number-columns-spanned="3" office:value-type="string">
            <text:p text:style-name="P12"><text:span text:style-name="T3">Bootstrap example </text:span><text:span text:style-name="T28">소스, drichard -&gt; mindmap-master 오픈소스.</text:span></text:p>
          </table:table-cell>
          <table:covered-table-cell/>
          <table:covered-table-cell/>
          <table:table-cell table:style-name="표1.C1" table:number-columns-spanned="2" office:value-type="string">
            <text:p text:style-name="P15"><text:span text:style-name="T1">본인</text:span><text:span text:style-name="T9"> </text:span><text:span text:style-name="T1">Review</text:span></text:p>
          </table:table-cell>
          <table:covered-table-cell/>
          <table:table-cell table:style-name="표1.C1" table:number-columns-spanned="2" office:value-type="string">
            <text:p text:style-name="P11"/>
          </table:table-cell>
          <table:covered-table-cell/>
          <table:table-cell table:style-name="표1.C1" office:value-type="string">
            <text:p text:style-name="P15"><text:span text:style-name="T1">팀장</text:span><text:span text:style-name="T9"> </text:span><text:span text:style-name="T1">확인</text:span></text:p>
          </table:table-cell>
          <table:table-cell table:style-name="표1.H1" office:value-type="string">
            <text:p text:style-name="P11"/>
          </table:table-cell>
        </table:table-row>
        <table:table-row table:style-name="표1.5">
          <table:table-cell table:style-name="표1.A5" office:value-type="string">
            <text:p text:style-name="P14"><text:span text:style-name="T1">작성</text:span><text:span text:style-name="T9"> </text:span><text:span text:style-name="T1">문서</text:span></text:p>
          </table:table-cell>
          <table:table-cell table:style-name="표1.A5" table:number-columns-spanned="3" office:value-type="string">
            <text:p text:style-name="P1"><text:span text:style-name="T22">개인 </text:span><text:span text:style-name="T13">주간보고서, 제안서, 팀의</text:span><text:span text:style-name="T19"> </text:span><text:span text:style-name="T13">주간</text:span><text:span text:style-name="T19"> </text:span><text:span text:style-name="T13">보고서</text:span></text:p>
          </table:table-cell>
          <table:covered-table-cell/>
          <table:covered-table-cell/>
          <table:table-cell table:style-name="표1.E5" table:number-columns-spanned="2" office:value-type="string">
            <text:p text:style-name="P15"><text:span text:style-name="T1">팀장</text:span><text:span text:style-name="T9"> </text:span><text:span text:style-name="T1">Review</text:span></text:p>
          </table:table-cell>
          <table:covered-table-cell/>
          <table:table-cell table:style-name="표1.E5" table:number-columns-spanned="2" office:value-type="string">
            <text:p text:style-name="P18"/>
          </table:table-cell>
          <table:covered-table-cell/>
          <table:table-cell table:style-name="표1.E5" office:value-type="string">
            <text:p text:style-name="P15"><text:span text:style-name="T1">팀장</text:span><text:span text:style-name="T9"> </text:span><text:span text:style-name="T1">확인</text:span></text:p>
          </table:table-cell>
          <table:table-cell table:style-name="표1.J5" office:value-type="string">
            <text:p text:style-name="P11"/>
          </table:table-cell>
        </table:table-row>
        <table:table-row table:style-name="표1.6">
          <table:table-cell table:style-name="표1.A6" office:value-type="string">
            <text:p text:style-name="P8">다음주</text:p>
            <text:p text:style-name="P8">예정작업</text:p>
          </table:table-cell>
          <table:table-cell table:style-name="표1.B6" table:number-columns-spanned="9" office:value-type="string">
            <text:list xml:id="list42408447" text:style-name="WW8Num3">
              <text:list-item>
                <text:p text:style-name="P28"><text:span text:style-name="T5">Bootstrap </text:span><text:span text:style-name="T30">소스, drichard mindmap 소스 이해하기 </text:span><text:span text:style-name="T1">(예상</text:span><text:span text:style-name="T9"> </text:span><text:span text:style-name="T1">시간</text:span><text:span text:style-name="T9"> </text:span><text:span text:style-name="T10">8</text:span><text:span text:style-name="T1">시간 </text:span><text:span text:style-name="T27">이상</text:span><text:span text:style-name="T1">)</text:span></text:p>
              </text:list-item>
              <text:list-item>
                <text:p text:style-name="P36"><text:span text:style-name="T17">Web Page </text:span><text:span text:style-name="T25">수정 및 보완하기</text:span><text:span text:style-name="T19"> </text:span><text:span text:style-name="T13">(예상</text:span><text:span text:style-name="T19"> </text:span><text:span text:style-name="T13">시간</text:span><text:span text:style-name="T19"> </text:span><text:span text:style-name="T20">5</text:span><text:span text:style-name="T13"> 시간)</text:span></text:p>
              </text:list-item>
              <text:list-item>
                <text:p text:style-name="P37"><text:span text:style-name="T18">tomcat </text:span><text:span text:style-name="T26">구조에 대한 공부(예상 시간 <text:s/>3시간 이상)</text:span></text:p>
              </text:list-item>
              <text:list-item>
                <text:p text:style-name="P36"><text:span text:style-name="T23">팀원 회의(예상 시간 일주일에 하루 </text:span><text:span text:style-name="T25">2시간 이상 씩 3번 이상)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Mangal1" svg:font-family="Mangal"/>
    <style:font-face style:name="바탕1" svg:font-family="바탕"/>
    <style:font-face style:name="Courier New" svg:font-family="'Courier New'" style:font-pitch="variable"/>
    <style:font-face style:name="굴림" svg:font-family="굴림" style:font-pitch="variable"/>
    <style:font-face style:name="나눔고딕" svg:font-family="나눔고딕" style:font-pitch="variable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2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11cm" style:writing-mode="lr-tb"/>
      <style:text-properties style:use-window-font-color="true" style:font-name="바탕" fo:font-size="12pt" fo:language="en" fo:country="US" style:font-name-asian="바탕2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text-autospace="none" style:writing-mode="lr-tb"/>
      <style:text-properties style:use-window-font-color="true" style:font-name="바탕1" fo:font-size="10pt" fo:language="en" fo:country="US" style:letter-kerning="true" style:font-name-asian="바탕1" style:font-size-asian="10pt" style:language-asian="ko" style:country-asian="KR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바탕2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text-align="start" style:justify-single-word="false" fo:orphans="2" fo:widows="2" style:text-autospace="ideograph-alpha"/>
      <style:text-properties style:font-name="굴림" fo:font-size="12pt" style:letter-kerning="true" style:font-name-asian="굴림" style:font-size-asian="12pt" style:font-name-complex="굴림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4z1" style:family="text">
      <style:text-properties style:font-name="Wingdings" style:font-name-complex="Wingdings"/>
    </style:style>
    <style:style style:name="WW8Num7z1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variable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1.59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30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00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3.7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41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12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5.8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5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2cm" fo:text-indent="-0.635cm" fo:margin-left="0.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117cm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822cm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528cm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233cm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939cm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644cm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7.056cm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2cm" fo:text-indent="-0.635cm" fo:margin-left="0.82cm"/>
        </style:list-level-properties>
      </text:list-level-style-number>
      <text:list-level-style-bullet text:level="2" text:style-name="WW8Num4z1" style:num-suffix="." text:bullet-char="">
        <style:list-level-properties text:list-level-position-and-space-mode="label-alignment">
          <style:list-level-label-alignment text:label-followed-by="listtab" fo:text-indent="-0.635cm" fo:margin-left="2.046cm"/>
        </style:list-level-properties>
        <style:text-properties style:font-name="Wingdings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822cm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528cm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233cm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939cm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644cm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7.056cm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26cm" fo:text-indent="-0.635cm" fo:margin-left="1.22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117cm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822cm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528cm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233cm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939cm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644cm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7.056cm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26cm" fo:text-indent="-0.635cm" fo:margin-left="1.22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002cm" fo:text-indent="-0.706cm" fo:margin-left="2.00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708cm" fo:text-indent="-0.706cm" fo:margin-left="2.7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413cm" fo:text-indent="-0.706cm" fo:margin-left="3.41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119cm" fo:text-indent="-0.706cm" fo:margin-left="4.11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824cm" fo:text-indent="-0.706cm" fo:margin-left="4.82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53cm" fo:text-indent="-0.706cm" fo:margin-left="5.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6.235cm" fo:text-indent="-0.706cm" fo:margin-left="6.2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941cm" fo:text-indent="-0.706cm" fo:margin-left="6.9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2cm" fo:text-indent="-0.635cm" fo:margin-left="0.82cm"/>
        </style:list-level-properties>
      </text:list-level-style-number>
      <text:list-level-style-bullet text:level="2" text:style-name="WW8Num7z1" style:num-suffix="." text:bullet-char="">
        <style:list-level-properties text:list-level-position-and-space-mode="label-alignment">
          <style:list-level-label-alignment text:label-followed-by="listtab" fo:text-indent="-0.635cm" fo:margin-left="1.526cm"/>
        </style:list-level-properties>
        <style:text-properties style:font-name="Wingdings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302cm" fo:text-indent="-0.706cm" fo:margin-left="2.30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007cm" fo:text-indent="-0.706cm" fo:margin-left="3.00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.713cm" fo:text-indent="-0.706cm" fo:margin-left="3.7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19cm" fo:text-indent="-0.706cm" fo:margin-left="4.41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24cm" fo:text-indent="-0.706cm" fo:margin-left="5.12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83cm" fo:text-indent="-0.706cm" fo:margin-left="5.8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535cm" fo:text-indent="-0.706cm" fo:margin-left="6.5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73cm" fo:text-indent="-0.635cm" fo:margin-left="0.87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649cm" fo:text-indent="-0.706cm" fo:margin-left="1.64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355cm" fo:text-indent="-0.706cm" fo:margin-left="2.35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06cm" fo:text-indent="-0.706cm" fo:margin-left="3.0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.766cm" fo:text-indent="-0.706cm" fo:margin-left="3.7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71cm" fo:text-indent="-0.706cm" fo:margin-left="4.4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77cm" fo:text-indent="-0.706cm" fo:margin-left="5.17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883cm" fo:text-indent="-0.706cm" fo:margin-left="5.88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588cm" fo:text-indent="-0.706cm" fo:margin-left="6.58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2cm" fo:text-indent="-0.635cm" fo:margin-left="0.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96cm" fo:text-indent="-0.706cm" fo:margin-left="1.59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302cm" fo:text-indent="-0.706cm" fo:margin-left="2.30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007cm" fo:text-indent="-0.706cm" fo:margin-left="3.00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.713cm" fo:text-indent="-0.706cm" fo:margin-left="3.7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19cm" fo:text-indent="-0.706cm" fo:margin-left="4.41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24cm" fo:text-indent="-0.706cm" fo:margin-left="5.12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83cm" fo:text-indent="-0.706cm" fo:margin-left="5.8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535cm" fo:text-indent="-0.706cm" fo:margin-left="6.5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18f523"/>
    </style:style>
    <style:page-layout style:name="Mpm1">
      <style:page-layout-properties fo:page-width="21.001cm" fo:page-height="29.7cm" style:num-format="1" style:print-orientation="portrait" fo:margin-top="1.501cm" fo:margin-bottom="1.764cm" fo:margin-left="1.764cm" fo:margin-right="1.058cm" style:writing-mode="lr-tb" style:layout-grid-color="#c0c0c0" style:layout-grid-lines="41" style:layout-grid-base-height="0.635cm" style:layout-grid-ruby-height="0cm" style:layout-grid-mode="li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11cm" fo:margin-bottom="1.764cm" fo:margin-left="1.764cm" fo:margin-right="1.058cm" style:writing-mode="lr-tb" style:layout-grid-color="#c0c0c0" style:layout-grid-lines="41" style:layout-grid-base-height="0.635cm" style:layout-grid-ruby-height="0cm" style:layout-grid-mode="li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&lt;<text:span text:style-name="MT1">For Needs</text:span>&gt; <text:s text:c="50"/>Hansung University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am</dc:title>
    <meta:initial-creator>Kim JJaem</meta:initial-creator>
    <meta:creation-date>2012-06-03T11:23:00</meta:creation-date>
    <dc:date>2013-03-12T15:04:58.15</dc:date>
    <meta:print-date>2007-12-07T12:29:00</meta:print-date>
    <meta:editing-cycles>8</meta:editing-cycles>
    <meta:editing-duration>PT16H37M11S</meta:editing-duration>
    <meta:generator>LibreOffice/3.6$Windows_x86 LibreOffice_project/2ef5aff-a6fb0ff-166bdff-cf087ad-0f1389</meta:generator>
    <meta:document-statistic meta:table-count="1" meta:image-count="0" meta:object-count="0" meta:page-count="2" meta:paragraph-count="51" meta:word-count="1049" meta:character-count="1812" meta:non-whitespace-character-count="1442"/>
    <meta:user-defined meta:name="정보 1"/>
    <meta:user-defined meta:name="정보 2"/>
    <meta:user-defined meta:name="정보 3"/>
    <meta:user-defined meta:name="정보 4"/>
  </office:meta>
</office:document-meta>
</file>